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1bed" officeooo:paragraph-rsid="00011bed" style:language-asian="zh" style:country-asian="CN"/>
    </style:style>
    <style:style style:name="P2" style:family="paragraph" style:parent-style-name="Standard">
      <style:text-properties fo:font-size="16pt" officeooo:rsid="00011bed" officeooo:paragraph-rsid="00011bed" style:font-size-asian="16pt" style:language-asian="zh" style:country-asian="CN" style:font-size-complex="16pt"/>
    </style:style>
    <style:style style:name="P3" style:family="paragraph" style:parent-style-name="Standard">
      <style:text-properties fo:font-size="16pt" officeooo:rsid="0002f1dc" officeooo:paragraph-rsid="0002f1dc" style:font-size-asian="16pt" style:language-asian="zh" style:country-asian="CN" style:font-size-complex="16pt"/>
    </style:style>
    <style:style style:name="P4" style:family="paragraph" style:parent-style-name="Standard">
      <style:text-properties fo:color="#ff0000" fo:font-size="15pt" fo:font-weight="bold" officeooo:rsid="00103685" officeooo:paragraph-rsid="0002f1dc" style:font-size-asian="15pt" style:language-asian="zh" style:country-asian="CN" style:font-weight-asian="bold" style:font-size-complex="15pt" style:font-weight-complex="bold"/>
    </style:style>
    <style:style style:name="P5" style:family="paragraph" style:parent-style-name="Standard">
      <style:text-properties officeooo:rsid="00011bed" officeooo:paragraph-rsid="00011bed" style:language-asian="zh" style:country-asian="CN"/>
    </style:style>
    <style:style style:name="P6" style:family="paragraph" style:parent-style-name="Standard">
      <style:text-properties officeooo:rsid="00075fd9" officeooo:paragraph-rsid="00075fd9" style:language-asian="zh" style:country-asian="CN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11bed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案例</text:p>
      <text:p text:style-name="P6">在类实现 <text:span text:style-name="T2">CompareTo</text:span><text:span text:style-name="T1">接口</text:span></text:p>
      <text:p text:style-name="P1"/>
      <text:p text:style-name="P1"><text:s text:c="3"/><text:span text:style-name="T1"><text:s/>public int </text:span><text:bookmark-start text:name="__DdeLink__782_3057156130"/><text:span text:style-name="T1">CompareTo</text:span><text:bookmark-end text:name="__DdeLink__782_3057156130"/><text:span text:style-name="T1">(Student o){</text:span></text:p>
      <text:p text:style-name="P2"><text:tab/><text:tab/>//先比较学号</text:p>
      <text:p text:style-name="P2"><text:tab/><text:tab/>int val=this.id-o.id;</text:p>
      <text:p text:style-name="P2"><text:s text:c="8"/>if(val==0){</text:p>
      <text:p text:style-name="P2"><text:tab/><text:tab/><text:tab/>//如果学号相等比较年纪</text:p>
      <text:p text:style-name="P2"><text:tab/><text:tab/><text:tab/>val=this.age-o.age;</text:p>
      <text:p text:style-name="P2"><text:tab/><text:tab/><text:tab/>if(val==0){</text:p>
      <text:p text:style-name="P2"><text:tab/><text:tab/><text:tab/><text:tab/>//如果学号和年龄都相等比较名字的字符串</text:p>
      <text:p text:style-name="P2"><text:tab/><text:tab/><text:tab/><text:tab/>if(this.name!=null&amp;&amp;o.name!=null){</text:p>
      <text:p text:style-name="P2"><text:tab/><text:tab/><text:tab/><text:tab/><text:tab/>val=this.name.compareTo(o.name);</text:p>
      <text:p text:style-name="P2"><text:tab/><text:tab/><text:tab/><text:tab/>}</text:p>
      <text:p text:style-name="P2"><text:tab/><text:tab/><text:tab/><text:tab/>return val;</text:p>
      <text:p text:style-name="P2"/>
      <text:p text:style-name="P2"/>
      <text:p text:style-name="P2"/>
      <text:p text:style-name="P2"/>
      <text:p text:style-name="P2"/>
      <text:p text:style-name="P4">* 如果要判断两个对象是否相等，必须要重写equals和hashCode方法，这两个方法都符合相等的条件才认为是相等的两个对象</text:p>
      <text:p text:style-name="P3">public boolean equals(Object obj){</text:p>
      <text:p text:style-name="P3"><text:tab/><text:tab/><text:tab/>if(!(obj instanceof Teacher)){</text:p>
      <text:p text:style-name="P3"><text:tab/><text:tab/><text:tab/><text:tab/>return false;</text:p>
      <text:p text:style-name="P3"><text:tab/><text:tab/><text:tab/>}</text:p>
      <text:p text:style-name="P3"><text:tab/><text:tab/><text:tab/>Teacher te=(Teacher)obj;</text:p>
      <text:p text:style-name="P3"><text:tab/><text:tab/><text:tab/>if(this.id==te.id&amp;&amp;this.age==te.age&amp;&amp;this.name!=null&amp;&amp;te.name!=null&amp;&amp;this.name.equals(te.name)){</text:p>
      <text:p text:style-name="P3"><text:tab/><text:tab/><text:tab/>return true;</text:p>
      <text:p text:style-name="P3"><text:tab/><text:tab/>}else{</text:p>
      <text:p text:style-name="P3"><text:tab/><text:tab/><text:tab/>return false;</text:p>
      <text:p text:style-name="P3"><text:tab/><text:tab/>}</text:p>
      <text:p text:style-name="P3"><text:tab/></text:p>
      <text:p text:style-name="P3"><text:tab/><text:tab/>}@Override</text:p>
      <text:p text:style-name="P3"><text:tab/><text:tab/>public int hashCode() {</text:p>
      <text:p text:style-name="P3"><text:tab/><text:tab/>// TODO 自动生成的方法存根</text:p>
      <text:p text:style-name="P3"><text:tab/><text:tab/>return 1;</text:p>
      <text:p text:style-name="P3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3S</meta:editing-duration>
    <meta:editing-cycles>6</meta:editing-cycles>
    <meta:generator>LibreOffice/5.3.0.3$Windows_X86_64 LibreOffice_project/7074905676c47b82bbcfbea1aeefc84afe1c50e1</meta:generator>
    <dc:date>2018-08-20T11:32:05.930000000</dc:date>
    <meta:document-statistic meta:table-count="0" meta:image-count="0" meta:object-count="0" meta:page-count="1" meta:paragraph-count="31" meta:word-count="147" meta:character-count="665" meta:non-whitespace-character-count="560"/>
    <meta:user-defined meta:name="Info 1"/>
    <meta:user-defined meta:name="Info 2"/>
    <meta:user-defined meta:name="Info 3"/>
    <meta:user-defined meta:name="Info 4"/>
  </office:meta>
</office:document-meta>
</file>